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7260" officeooo:paragraph-rsid="00007260"/>
    </style:style>
    <style:style style:name="P2" style:family="paragraph" style:parent-style-name="Standard" style:list-style-name="L1">
      <style:text-properties officeooo:rsid="00007260" officeooo:paragraph-rsid="00007260"/>
    </style:style>
    <style:style style:name="P3" style:family="paragraph" style:parent-style-name="Standard" style:list-style-name="L2">
      <style:text-properties officeooo:rsid="00007260" officeooo:paragraph-rsid="00007260"/>
    </style:style>
    <style:style style:name="P4" style:family="paragraph" style:parent-style-name="Standard" style:list-style-name="L3">
      <style:text-properties officeooo:rsid="00007260" officeooo:paragraph-rsid="00007260"/>
    </style:style>
    <style:style style:name="P5" style:family="paragraph" style:parent-style-name="Standard" style:list-style-name="L4">
      <style:text-properties officeooo:rsid="00007260" officeooo:paragraph-rsid="0000726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sCar</text:p>
      <text:p text:style-name="P1"/>
      <text:p text:style-name="P1">POSITIVOS:</text:p>
      <text:p text:style-name="P1"/>
      <text:list text:style-name="L1">
        <text:list-item>
          <text:p text:style-name="P2">Es una página que por su diseño la hace única.</text:p>
        </text:list-item>
        <text:list-item>
          <text:p text:style-name="P2">Sus colores te llaman a la vista ya que son fuertes y llamativos.</text:p>
        </text:list-item>
        <text:list-item>
          <text:p text:style-name="P2">Al menos la página esta organizada, es decir, en un lado esta los anuncios de ofertas, en el lado más vistoso esta los coches.</text:p>
        </text:list-item>
      </text:list>
      <text:p text:style-name="P1"/>
      <text:p text:style-name="P1">NEGATIVOS:</text:p>
      <text:p text:style-name="P1"/>
      <text:list text:style-name="L2">
        <text:list-item>
          <text:p text:style-name="P3">A la vez que los colores te llaman a la vista, lo negativo de que sean fuertes es que te cansa la vista demasiado rápido.</text:p>
        </text:list-item>
        <text:list-item>
          <text:p text:style-name="P3">Las fuentes son muy diferentes y caóticas.</text:p>
        </text:list-item>
        <text:list-item>
          <text:p text:style-name="P3">Por último la información es muy abusiva. </text:p>
        </text:list-item>
      </text:list>
      <text:p text:style-name="P1"/>
      <text:p text:style-name="P1">Avis</text:p>
      <text:p text:style-name="P1"/>
      <text:p text:style-name="P1">POSITIVOS:</text:p>
      <text:p text:style-name="P1"/>
      <text:list text:style-name="L3">
        <text:list-item>
          <text:p text:style-name="P4">Colores bonitos y equilibrados.</text:p>
        </text:list-item>
        <text:list-item>
          <text:p text:style-name="P4">La página es tranquila, lo que provoca que puedas estar tiempo curioseando en la página.</text:p>
        </text:list-item>
        <text:list-item>
          <text:p text:style-name="P4">Se nota que es una web profesional</text:p>
        </text:list-item>
      </text:list>
      <text:p text:style-name="P1"/>
      <text:p text:style-name="P1">NEGATIVOS:</text:p>
      <text:p text:style-name="P1"/>
      <text:list xml:id="list2811053541" text:style-name="L4">
        <text:list-item>
          <text:p text:style-name="P5">Los iconos no están adaptados al responsive de la página.</text:p>
        </text:list-item>
        <text:list-item>
          <text:p text:style-name="P5">Además, es una página muy repetitiva, es decir, muchas páginas son de la misma forma.</text:p>
        </text:list-item>
        <text:list-item>
          <text:p text:style-name="P5">Le falta llamar un poco la atención del públic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06:38:09.274000000</meta:creation-date>
    <dc:date>2023-09-22T06:49:08.772000000</dc:date>
    <meta:editing-duration>PT11M1S</meta:editing-duration>
    <meta:editing-cycles>1</meta:editing-cycles>
    <meta:document-statistic meta:table-count="0" meta:image-count="0" meta:object-count="0" meta:page-count="1" meta:paragraph-count="18" meta:word-count="164" meta:character-count="850" meta:non-whitespace-character-count="714"/>
    <meta:generator>LibreOffice/7.4.2.3$Windows_X86_64 LibreOffice_project/382eef1f22670f7f4118c8c2dd222ec7ad009daf</meta:generator>
  </office:meta>
</office:document-meta>
</file>